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e76764" style:font-name="Open Sans Condensed" fo:font-size="10.1499996185303pt" fo:letter-spacing="normal" fo:font-style="normal" fo:font-weight="bold"/>
    </style:style>
    <style:style style:name="P2" style:family="paragraph" style:parent-style-name="Heading_20_1"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P3" style:family="paragraph" style:parent-style-name="Heading_20_1">
      <style:paragraph-properties fo:break-before="page"/>
      <style:text-properties fo:font-variant="normal" fo:text-transform="none" fo:color="#666666" style:font-name="Open Sans Condensed" fo:font-size="11.25pt" fo:letter-spacing="normal" fo:font-style="normal" fo:font-weight="bold"/>
    </style:style>
    <style:style style:name="P4" style:family="paragraph" style:parent-style-name="Text_20_body">
      <style:paragraph-properties style:line-height-at-least="0.5547in" fo:text-align="center" style:justify-single-word="false"/>
      <style:text-properties fo:text-transform="uppercase" fo:color="#ffffff"/>
    </style:style>
    <style:style style:name="P5" style:family="paragraph" style:parent-style-name="Text_20_body">
      <style:paragraph-properties fo:margin-left="0in" fo:margin-right="0in" fo:text-indent="0in" style:auto-text-indent="false"/>
    </style:style>
    <style:style style:name="P6" style:family="paragraph" style:parent-style-name="Text_20_body">
      <style:paragraph-properties fo:margin-left="0in" fo:margin-right="0in" fo:margin-top="0in" fo:margin-bottom="0in" loext:contextual-spacing="false" style:line-height-at-least="0.2736in" fo:text-indent="0in" style:auto-text-indent="false"/>
      <style:text-properties fo:text-transform="uppercase" fo:color="#666666" style:font-name="Open Sans Condensed" fo:font-size="20.25pt" fo:font-weight="bold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style:line-height-at-least="0.1252in" fo:text-align="start" style:justify-single-word="false" fo:orphans="2" fo:widows="2" fo:text-indent="0in" style:auto-text-indent="false"/>
      <style:text-properties fo:text-transform="uppercase" fo:color="#666666" style:font-name="Open Sans Condensed" fo:font-size="8.44999980926514pt" fo:letter-spacing="normal" fo:font-style="normal" fo:font-weight="bold" fo:padding="0in" fo:border="none"/>
    </style:style>
    <style:style style:name="P8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text-transform="uppercase" style:font-name="Open Sans Condensed" fo:font-size="8.44999980926514pt" fo:font-weight="bold" fo:padding="0in" fo:border="none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0" style:family="paragraph" style:parent-style-name="Text_20_body">
      <style:paragraph-properties fo:margin-left="0in" fo:margin-right="0in" fo:margin-top="0in" fo:margin-bottom="0in" loext:contextual-spacing="false" style:line-height-at-least="0.1252in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1" style:family="paragraph" style:parent-style-name="Text_20_body">
      <style:paragraph-properties fo:margin-left="0in" fo:margin-right="0in" fo:margin-top="0in" fo:margin-bottom="0in" loext:contextual-spacing="false" style:line-height-at-least="0.2189in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P12" style:family="paragraph" style:parent-style-name="Text_20_body">
      <style:paragraph-properties fo:margin-left="0in" fo:margin-right="0in" fo:margin-top="0in" fo:margin-bottom="0in" loext:contextual-spacing="false" style:line-height-at-least="0.1484in" fo:text-align="center" style:justify-single-word="false" fo:text-indent="0in" style:auto-text-indent="false"/>
      <style:text-properties fo:color="#ea6463" style:font-name="Open Sans Condensed" fo:font-size="7.90000009536743pt" fo:font-weight="normal" fo:padding="0in" fo:border="none"/>
    </style:style>
    <style:style style:name="P13" style:family="paragraph" style:parent-style-name="Text_20_body">
      <style:paragraph-properties fo:margin-left="0in" fo:margin-right="0in" fo:margin-top="0in" fo:margin-bottom="0in" loext:contextual-spacing="false" style:line-height-at-least="0.1252in" fo:text-indent="0in" style:auto-text-indent="false"/>
      <style:text-properties fo:font-size="7.90000009536743pt" fo:font-weight="normal" fo:padding="0in" fo:border="none"/>
    </style:style>
    <style:style style:name="P14" style:family="paragraph" style:parent-style-name="Text_20_body">
      <style:paragraph-properties fo:margin-left="0in" fo:margin-right="0in" fo:margin-top="0in" fo:margin-bottom="0in" loext:contextual-spacing="false" style:line-height-at-least="0.1874in" fo:text-align="start" style:justify-single-word="false" fo:orphans="2" fo:widows="2" fo:text-indent="0in" style:auto-text-indent="false" fo:padding="0in" fo:border="none"/>
      <style:text-properties fo:text-transform="uppercase" fo:color="#aaaaaa" style:font-name="Open Sans Condensed" fo:font-size="11.25pt" fo:letter-spacing="normal" fo:font-style="normal" fo:font-weight="bold" fo:padding="0in" fo:border="none"/>
    </style:style>
    <style:style style:name="P15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aaaaaa" style:font-name="Open Sans" fo:font-size="6.75pt" fo:letter-spacing="normal" fo:font-style="normal" fo:font-weight="normal" fo:padding="0in" fo:border="none"/>
    </style:style>
    <style:style style:name="P16" style:family="paragraph" style:parent-style-name="Text_20_body">
      <style:paragraph-properties fo:margin-top="0in" fo:margin-bottom="0in" loext:contextual-spacing="false"/>
    </style:style>
    <style:style style:name="P17" style:family="paragraph" style:parent-style-name="Text_20_body">
      <style:paragraph-properties fo:margin-top="0in" fo:margin-bottom="0in" loext:contextual-spacing="false"/>
      <style:text-properties fo:font-size="7.90000009536743pt" fo:font-weight="normal" style:font-size-asian="7.90000009536743pt" style:font-weight-asian="normal" style:font-size-complex="7.90000009536743pt" style:font-weight-complex="normal" fo:padding="0in" fo:border="none"/>
    </style:style>
    <style:style style:name="P18" style:family="paragraph" style:parent-style-name="Text_20_body">
      <style:paragraph-properties fo:margin-left="0.0236in" fo:margin-right="0in" fo:margin-top="0in" fo:margin-bottom="0in" loext:contextual-spacing="false" fo:text-align="center" style:justify-single-word="false" fo:orphans="2" fo:widows="2" fo:text-indent="0in" style:auto-text-indent="false"/>
      <style:text-properties fo:font-variant="normal" fo:text-transform="none" fo:color="#333333" style:font-name="Open Sans" fo:font-size="8.44999980926514pt" fo:letter-spacing="normal" fo:font-style="normal" fo:font-weight="normal" fo:padding="0in" fo:border="none"/>
    </style:style>
    <style:style style:name="P19" style:family="paragraph" style:parent-style-name="Text_20_body">
      <style:paragraph-properties fo:margin-left="0.039in" fo:margin-right="0in" fo:margin-top="0in" fo:margin-bottom="0in" loext:contextual-spacing="false" style:line-height-at-least="0.1098in" fo:text-indent="0in" style:auto-text-indent="false"/>
    </style:style>
    <style:style style:name="P20" style:family="paragraph" style:parent-style-name="Text_20_body">
      <style:paragraph-properties fo:margin-left="0.039in" fo:margin-right="0in" fo:margin-top="0in" fo:margin-bottom="0in" loext:contextual-spacing="false" style:line-height-at-least="0.1098in" fo:text-align="start" style:justify-single-word="false" fo:orphans="2" fo:widows="2" fo:text-indent="0in" style:auto-text-indent="false"/>
    </style:style>
    <style:style style:name="P21" style:family="paragraph" style:parent-style-name="Text_20_body">
      <style:paragraph-properties fo:margin-top="0in" fo:margin-bottom="0.0626in" loext:contextual-spacing="false" style:line-height-at-least="0.1252in"/>
      <style:text-properties fo:padding="0in" fo:border="none"/>
    </style:style>
    <style:style style:name="P22" style:family="paragraph" style:parent-style-name="Text_20_body">
      <style:paragraph-properties fo:margin-top="0in" fo:margin-bottom="0.0626in" loext:contextual-spacing="false" style:line-height-at-least="0.1252in" fo:text-align="start" style:justify-single-word="false" fo:orphans="2" fo:widows="2"/>
      <style:text-properties fo:font-variant="normal" fo:text-transform="none" fo:color="#666666" fo:letter-spacing="normal" fo:padding="0in" fo:border="none"/>
    </style:style>
    <style:style style:name="P23" style:family="paragraph" style:parent-style-name="Standard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T1" style:family="text">
      <style:text-properties fo:color="#666666" fo:font-size="7.90000009536743pt" fo:font-weight="normal" fo:padding="0in" fo:border="none"/>
    </style:style>
    <style:style style:name="T2" style:family="text">
      <style:text-properties fo:text-transform="uppercase" style:font-name="Open Sans Condensed" fo:font-size="8.44999980926514pt" fo:font-weight="bold"/>
    </style:style>
    <style:style style:name="T3" style:family="text">
      <style:text-properties fo:text-transform="uppercase" fo:font-size="8.44999980926514pt" fo:font-weight="bold"/>
    </style:style>
    <style:style style:name="T4" style:family="text">
      <style:text-properties fo:color="#333333" fo:padding="0in" fo:border="none"/>
    </style:style>
    <style:style style:name="T5" style:family="text">
      <style:text-properties fo:font-size="24.2000007629395pt" fo:font-weight="bold"/>
    </style:style>
    <style:style style:name="T6" style:family="text">
      <style:text-properties fo:color="#5b5b59" style:text-line-through-style="none" style:text-line-through-type="none" fo:font-size="7.90000009536743pt" style:text-underline-style="none" fo:font-weight="normal" style:text-blinking="false" fo:background-color="#eae9ee" loext:char-shading-value="0" fo:padding="0in" fo:border="none"/>
    </style:style>
    <style:style style:name="T7" style:family="text">
      <style:text-properties fo:font-variant="normal" fo:text-transform="none" fo:color="#5b5b59" style:text-line-through-style="none" style:text-line-through-type="none" style:font-name="Open Sans" fo:font-size="7.90000009536743pt" fo:letter-spacing="normal" fo:font-style="normal" style:text-underline-style="none" fo:font-weight="normal" style:text-blinking="false" fo:background-color="#eae9ee" loext:char-shading-value="0" fo:padding="0in" fo:border="none"/>
    </style:style>
    <style:style style:name="T8" style:family="text">
      <style:text-properties fo:font-variant="normal" fo:text-transform="none" fo:color="#666666" style:font-name="Open Sans" fo:font-size="7.90000009536743pt" fo:letter-spacing="normal" fo:font-style="normal" fo:font-weight="normal" fo:padding="0in" fo:border="none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.1016in" fo:margin-right="0in" fo:margin-top="0.0626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3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background-color="transparent" style:background-transparency="100%" fo:padding="0in" fo:border="none">
        <style:background-image/>
      </style:graphic-properties>
    </style:style>
    <style:style style:name="fr4" style:family="graphic" style:parent-style-name="Frame">
      <style:graphic-properties fo:margin-left="0in" fo:margin-right="0.2811in" fo:margin-top="0in" fo:margin-bottom="0in" style:wrap="left" style:number-wrapped-paragraphs="no-limit" style:vertical-pos="top" style:vertical-rel="paragraph-content" style:horizontal-pos="right" style:horizontal-rel="paragraph" fo:background-color="transparent" style:background-transparency="100%" fo:padding="0in" fo:border="none">
        <style:background-image/>
      </style:graphic-properties>
    </style:style>
    <style:style style:name="fr5" style:family="graphic" style:parent-style-name="Frame">
      <style:graphic-properties fo:margin-left="0in" fo:margin-right="0in" fo:margin-top="0.172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6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Frame1" text:anchor-type="paragraph" svg:width="1.7972in" draw:z-index="0"><draw:text-box fo:min-height="0.3047in"><text:p text:style-name="P6">NELLY</text:p></draw:text-box></draw:frame><draw:frame draw:style-name="fr2" draw:name="i_favorite_user_icon_old_page" text:anchor-type="paragraph" svg:width="0.172in" draw:z-index="1"><draw:text-box fo:min-height="0.1638in"><text:p text:style-name="Text_20_body"/></draw:text-box></draw:frame>32 ÅR - 165 CM<text:line-break/>OSLO<text:line-break/>OSLO</text:p>
      <text:p text:style-name="P15">Online siste 48 timer</text:p>
      <text:p text:style-name="P9"><text:span text:style-name="T2">SIVILSTAND:</text:span> singel</text:p>
      <text:p text:style-name="P9"><text:span text:style-name="T2">HAR BARN:</text:span> nei</text:p>
      <text:p text:style-name="P9"><text:span text:style-name="T2">HÅRFARGE:</text:span> blondt</text:p>
      <text:p text:style-name="P9"><text:span text:style-name="T2">KROPPSTYPE:</text:span> slank</text:p>
      <text:p text:style-name="P9"><text:span text:style-name="T2">YRKE:</text:span> --</text:p>
      <text:p text:style-name="P9"><text:span text:style-name="T2">FRITIDSINTERESSER:</text:span> musikk, skriving, ...</text:p>
      <text:p text:style-name="P9"><text:span text:style-name="T2">TOBAKKSVANER:</text:span> røyker/snuser ikke ...</text:p>
      <text:p text:style-name="P9"><text:span text:style-name="T2">SØKER:</text:span> en mann fra 32 til 52 år</text:p>
      <text:p text:style-name="Standard"/>
      <text:p text:style-name="Standard"/>
      <text:h text:style-name="P1" text:outline-level="1"><text:span text:style-name="T4">#</text:span>LOVE<text:span text:style-name="T4">YOUR</text:span>IMPERFECTIONS</text:h>
      <text:p text:style-name="P18">Jeg er alltid sent ute</text:p>
      <text:p text:style-name="Standard"/>
      <text:p text:style-name="P23"><text:line-break/></text:p>
      <text:p text:style-name="Standard"><draw:frame draw:style-name="fr3" draw:name="Frame7" text:anchor-type="paragraph" svg:width="2.5783in" draw:z-index="4"><draw:text-box fo:min-height="0.0161in"><text:p text:style-name="P12"><text:span text:style-name="T5">18</text:span><text:line-break/><text:span text:style-name="T3">TING TIL FELLES</text:span></text:p><text:p text:style-name="P16"><draw:frame draw:style-name="fr4" draw:name="Frame8" text:anchor-type="paragraph" svg:width="0.5472in" draw:z-index="5"><draw:text-box fo:min-height="0.5547in"><text:p text:style-name="P4"><draw:frame draw:style-name="fr6" draw:name="Image1" text:anchor-type="as-char" svg:width="0.5547in" svg:height="0.5547in" draw:z-index="6"><draw:image xlink:href="https://iliuspicda-a.akamaihd.net/photo/fn5xX1FeVn5XWVVaZgUFVQZDRzRsZXBQZCIaQQd4VUdfN0ETeH4LWmsVAkNcRg--/" xlink:type="simple" xlink:show="embed" xlink:actuate="onLoad"/></draw:frame></text:p></draw:text-box></draw:frame></text:p></draw:text-box></draw:frame><draw:frame draw:style-name="fr5" draw:name="Frame9" text:anchor-type="paragraph" svg:width="2.5783in" draw:z-index="7"><draw:text-box fo:min-height="0.9063in"><text:section text:style-name="Sect1" text:name="i_jq_global_height"><text:p text:style-name="P13"><text:span text:style-name="T2">INTERESSER:</text:span> møte venner, reising, musikk, trening</text:p><text:p text:style-name="P13"><text:span text:style-name="T2">TOBAKKSVANER:</text:span> røyker/snuser ikke (og det gjør ikke partneren min heller)</text:p><text:p text:style-name="P13"><text:span text:style-name="T2">VIL HA BARN:</text:span> kanskje</text:p><text:p text:style-name="P13"><text:span text:style-name="T2">SIVILSTAND:</text:span> singel</text:p><text:p text:style-name="P13"><text:span text:style-name="T2">SPORT:</text:span> løping, tennis</text:p><text:p text:style-name="P13"><text:span text:style-name="T2">MUSIKKSMAK:</text:span> poprock, rock, disco, dance og DJ</text:p><text:p text:style-name="P13"><text:span text:style-name="T2">FAVORITTFILMER:</text:span> komedie, drama, dokumentarer</text:p><text:p text:style-name="P13"><text:span text:style-name="T2">BAKGRUNN:</text:span> nordeuropeisk</text:p><text:p text:style-name="P13"><text:span text:style-name="T2">HAR BARN:</text:span> nei</text:p></text:section></draw:text-box></draw:frame></text:p>
      <text:p text:style-name="Standard"/>
      <text:p text:style-name="Standard"/>
      <text:p text:style-name="Standard"/>
      <text:p text:style-name="Standard"/>
      <text:h text:style-name="P2" text:outline-level="1">MITT UTSEENDE</text:h>
      <text:p text:style-name="P5"><draw:frame draw:style-name="fr1" draw:name="Frame5" text:anchor-type="paragraph" svg:width="2.2972in" draw:z-index="2"><draw:text-box fo:min-height="0.0161in"><text:p text:style-name="P8">KROPPSTYPE:</text:p><text:p text:style-name="P21"> </text:p><text:p text:style-name="P19"><text:a xlink:type="simple" xlink:href="https://no.match.com/search/process_result.php?search_type=spidering_search&amp;search_appearance[]=1" text:style-name="Internet_20_link" text:visited-style-name="Visited_20_Internet_20_Link"><text:span text:style-name="T6">slank</text:span></text:a></text:p><text:p text:style-name="P8">HÅR:</text:p><text:p text:style-name="P21"> </text:p><text:p text:style-name="P19"><text:a xlink:type="simple" xlink:href="https://no.match.com/search/process_result.php?search_type=spidering_search&amp;search_haircolor[]=2" text:style-name="Internet_20_link" text:visited-style-name="Visited_20_Internet_20_Link"><text:span text:style-name="T6">blondt</text:span></text:a><text:span text:style-name="T1"> , </text:span><text:a xlink:type="simple" xlink:href="https://no.match.com/search/process_result.php?search_type=spidering_search&amp;search_hairstyle[]=5" text:style-name="Internet_20_link" text:visited-style-name="Visited_20_Internet_20_Link"><text:span text:style-name="T6">langt</text:span></text:a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" text:outline-level="1">MINE VERDIER</text:h>
      <text:p text:style-name="P5"><draw:frame draw:style-name="fr1" draw:name="Frame6" text:anchor-type="paragraph" svg:width="2.2972in" draw:z-index="3"><draw:text-box fo:min-height="0.0161in"><text:p text:style-name="P8">RELIGION:</text:p><text:p text:style-name="P21"> </text:p><text:p text:style-name="P19"><text:a xlink:type="simple" xlink:href="https://no.match.com/search/process_result.php?search_type=spidering_search&amp;search_religion[]=18" text:style-name="Internet_20_link" text:visited-style-name="Visited_20_Internet_20_Link"><text:span text:style-name="T6">katolikk</text:span></text:a></text:p><text:p text:style-name="P8">VIL HA BARN:</text:p><text:p text:style-name="P21"> </text:p><text:p text:style-name="P19"><text:a xlink:type="simple" xlink:href="https://no.match.com/search/process_result.php?search_type=spidering_search&amp;search_wantschildren=7" text:style-name="Internet_20_link" text:visited-style-name="Visited_20_Internet_20_Link"><text:span text:style-name="T6">kanskje</text:span></text:a>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OM MEG</text:h>
      <text:p text:style-name="P7">STJERNETEGN:</text:p>
      <text:p text:style-name="P22"> </text:p>
      <text:p text:style-name="P20"><text:a xlink:type="simple" xlink:href="https://no.match.com/search/process_result.php?search_type=spidering_search&amp;search_astrological_sign[]=7" text:style-name="Internet_20_link" text:visited-style-name="Visited_20_Internet_20_Link"><text:span text:style-name="T7">vekt</text:span></text:a></text:p>
      <text:p text:style-name="P7">BAKGRUNN:</text:p>
      <text:p text:style-name="P22"> </text:p>
      <text:p text:style-name="P20"><text:a xlink:type="simple" xlink:href="https://no.match.com/search/process_result.php?search_type=spidering_search&amp;search_ethnos[]=1" text:style-name="Internet_20_link" text:visited-style-name="Visited_20_Internet_20_Link"><text:span text:style-name="T7">nordeuropeisk</text:span></text:a></text:p>
      <text:p text:style-name="P7">NASJONALITET:</text:p>
      <text:p text:style-name="P22"> </text:p>
      <text:p text:style-name="P20"><text:a xlink:type="simple" xlink:href="https://no.match.com/search/process_result.php?search_type=spidering_search&amp;search_nationality[]=130" text:style-name="Internet_20_link" text:visited-style-name="Visited_20_Internet_20_Link"><text:span text:style-name="T7">norsk</text:span></text:a></text:p>
      <text:p text:style-name="P7">TOBAKKSVANER:</text:p>
      <text:p text:style-name="P22"> </text:p>
      <text:p text:style-name="P20"><text:a xlink:type="simple" xlink:href="https://no.match.com/search/process_result.php?search_type=spidering_search&amp;search_smoker[]=4" text:style-name="Internet_20_link" text:visited-style-name="Visited_20_Internet_20_Link"><text:span text:style-name="T7">røyker/snuser ikke (og det gjør ikke partneren min heller)</text:span></text:a></text:p>
      <text:p text:style-name="P7">UTDANNELSE:</text:p>
      <text:p text:style-name="P22"> </text:p>
      <text:p text:style-name="P20"><text:a xlink:type="simple" xlink:href="https://no.match.com/search/process_result.php?search_type=spidering_search&amp;search_studies[]=4" text:style-name="Internet_20_link" text:visited-style-name="Visited_20_Internet_20_Link"><text:span text:style-name="T7">bachelorgrad</text:span></text:a></text:p>
      <text:p text:style-name="P7">SPRÅK:</text:p>
      <text:p text:style-name="P22"> </text:p>
      <text:p text:style-name="P20"><text:a xlink:type="simple" xlink:href="https://no.match.com/search/process_result.php?search_type=spidering_search&amp;search_language[]=41" text:style-name="Internet_20_link" text:visited-style-name="Visited_20_Internet_20_Link"><text:span text:style-name="T7">norsk</text:span></text:a></text:p>
      <text:p text:style-name="Standard"/>
      <text:p text:style-name="Standard"/>
      <text:p text:style-name="Standard"/>
      <text:h text:style-name="P2" text:outline-level="1">MINE INTERESSER</text:h>
      <text:p text:style-name="P7">INTERESSER:</text:p>
      <text:p text:style-name="P22"> </text:p>
      <text:p text:style-name="P20"><text:a xlink:type="simple" xlink:href="https://no.match.com/search/process_result.php?search_type=spidering_search&amp;search_hobby[]=7" text:style-name="Internet_20_link" text:visited-style-name="Visited_20_Internet_20_Link"><text:span text:style-name="T7">musikk</text:span></text:a><text:span text:style-name="T8"> </text:span><text:a xlink:type="simple" xlink:href="https://no.match.com/search/process_result.php?search_type=spidering_search&amp;search_hobby[]=8" text:style-name="Internet_20_link" text:visited-style-name="Visited_20_Internet_20_Link"><text:span text:style-name="T7">skriving</text:span></text:a><text:span text:style-name="T8"> </text:span><text:a xlink:type="simple" xlink:href="https://no.match.com/search/process_result.php?search_type=spidering_search&amp;search_hobby[]=10" text:style-name="Internet_20_link" text:visited-style-name="Visited_20_Internet_20_Link"><text:span text:style-name="T7">lesing</text:span></text:a><text:span text:style-name="T8"> </text:span><text:a xlink:type="simple" xlink:href="https://no.match.com/search/process_result.php?search_type=spidering_search&amp;search_hobby[]=15" text:style-name="Internet_20_link" text:visited-style-name="Visited_20_Internet_20_Link"><text:span text:style-name="T7">trening</text:span></text:a><text:span text:style-name="T8"> </text:span><text:a xlink:type="simple" xlink:href="https://no.match.com/search/process_result.php?search_type=spidering_search&amp;search_hobby[]=16" text:style-name="Internet_20_link" text:visited-style-name="Visited_20_Internet_20_Link"><text:span text:style-name="T7">reising</text:span></text:a><text:span text:style-name="T8"> </text:span><text:a xlink:type="simple" xlink:href="https://no.match.com/search/process_result.php?search_type=spidering_search&amp;search_hobby[]=42" text:style-name="Internet_20_link" text:visited-style-name="Visited_20_Internet_20_Link"><text:span text:style-name="T7">film</text:span></text:a><text:span text:style-name="T8"> </text:span><text:a xlink:type="simple" xlink:href="https://no.match.com/search/process_result.php?search_type=spidering_search&amp;search_hobby[]=45" text:style-name="Internet_20_link" text:visited-style-name="Visited_20_Internet_20_Link"><text:span text:style-name="T7">møte venner</text:span></text:a></text:p>
      <text:p text:style-name="P7">SPORT:</text:p>
      <text:p text:style-name="P22"> </text:p>
      <text:p text:style-name="P20"><text:a xlink:type="simple" xlink:href="https://no.match.com/search/process_result.php?search_type=spidering_search&amp;search_sport[]=8" text:style-name="Internet_20_link" text:visited-style-name="Visited_20_Internet_20_Link"><text:span text:style-name="T7">dans</text:span></text:a><text:span text:style-name="T8"> </text:span><text:a xlink:type="simple" xlink:href="https://no.match.com/search/process_result.php?search_type=spidering_search&amp;search_sport[]=17" text:style-name="Internet_20_link" text:visited-style-name="Visited_20_Internet_20_Link"><text:span text:style-name="T7">svømming</text:span></text:a><text:span text:style-name="T8"> </text:span><text:a xlink:type="simple" xlink:href="https://no.match.com/search/process_result.php?search_type=spidering_search&amp;search_sport[]=25" text:style-name="Internet_20_link" text:visited-style-name="Visited_20_Internet_20_Link"><text:span text:style-name="T7">tennis</text:span></text:a><text:span text:style-name="T8"> </text:span><text:a xlink:type="simple" xlink:href="https://no.match.com/search/process_result.php?search_type=spidering_search&amp;search_sport[]=34" text:style-name="Internet_20_link" text:visited-style-name="Visited_20_Internet_20_Link"><text:span text:style-name="T7">løping</text:span></text:a><text:span text:style-name="T8"> </text:span><text:a xlink:type="simple" xlink:href="https://no.match.com/search/process_result.php?search_type=spidering_search&amp;search_sport[]=35" text:style-name="Internet_20_link" text:visited-style-name="Visited_20_Internet_20_Link"><text:span text:style-name="T7">gåturer</text:span></text:a></text:p>
      <text:p text:style-name="P7">MUSIKKSMAK:</text:p>
      <text:p text:style-name="P22"> </text:p>
      <text:p text:style-name="P20"><text:a xlink:type="simple" xlink:href="https://no.match.com/search/process_result.php?search_type=spidering_search&amp;search_music[]=11" text:style-name="Internet_20_link" text:visited-style-name="Visited_20_Internet_20_Link"><text:span text:style-name="T7">poprock</text:span></text:a><text:span text:style-name="T8"> </text:span><text:a xlink:type="simple" xlink:href="https://no.match.com/search/process_result.php?search_type=spidering_search&amp;search_music[]=18" text:style-name="Internet_20_link" text:visited-style-name="Visited_20_Internet_20_Link"><text:span text:style-name="T7">dance og DJ</text:span></text:a><text:span text:style-name="T8"> </text:span><text:a xlink:type="simple" xlink:href="https://no.match.com/search/process_result.php?search_type=spidering_search&amp;search_music[]=26" text:style-name="Internet_20_link" text:visited-style-name="Visited_20_Internet_20_Link"><text:span text:style-name="T7">disco</text:span></text:a><text:span text:style-name="T8"> </text:span><text:a xlink:type="simple" xlink:href="https://no.match.com/search/process_result.php?search_type=spidering_search&amp;search_music[]=29" text:style-name="Internet_20_link" text:visited-style-name="Visited_20_Internet_20_Link"><text:span text:style-name="T7">rock</text:span></text:a><text:span text:style-name="T8"> </text:span><text:a xlink:type="simple" xlink:href="https://no.match.com/search/process_result.php?search_type=spidering_search&amp;search_music[]=30" text:style-name="Internet_20_link" text:visited-style-name="Visited_20_Internet_20_Link"><text:span text:style-name="T7">klassisk/opera</text:span></text:a></text:p>
      <text:p text:style-name="P7">FAVORITTFILMER:</text:p>
      <text:p text:style-name="P22"> </text:p>
      <text:p text:style-name="P20"><text:a xlink:type="simple" xlink:href="https://no.match.com/search/process_result.php?search_type=spidering_search&amp;search_movie[]=2" text:style-name="Internet_20_link" text:visited-style-name="Visited_20_Internet_20_Link"><text:span text:style-name="T7">action</text:span></text:a><text:span text:style-name="T8"> </text:span><text:a xlink:type="simple" xlink:href="https://no.match.com/search/process_result.php?search_type=spidering_search&amp;search_movie[]=4" text:style-name="Internet_20_link" text:visited-style-name="Visited_20_Internet_20_Link"><text:span text:style-name="T7">eventyr</text:span></text:a><text:span text:style-name="T8"> </text:span><text:a xlink:type="simple" xlink:href="https://no.match.com/search/process_result.php?search_type=spidering_search&amp;search_movie[]=6" text:style-name="Internet_20_link" text:visited-style-name="Visited_20_Internet_20_Link"><text:span text:style-name="T7">skrekk</text:span></text:a><text:span text:style-name="T8"> </text:span><text:a xlink:type="simple" xlink:href="https://no.match.com/search/process_result.php?search_type=spidering_search&amp;search_movie[]=7" text:style-name="Internet_20_link" text:visited-style-name="Visited_20_Internet_20_Link"><text:span text:style-name="T7">dokumentarer</text:span></text:a><text:span text:style-name="T8"> </text:span><text:a xlink:type="simple" xlink:href="https://no.match.com/search/process_result.php?search_type=spidering_search&amp;search_movie[]=8" text:style-name="Internet_20_link" text:visited-style-name="Visited_20_Internet_20_Link"><text:span text:style-name="T7">drama</text:span></text:a><text:span text:style-name="T8"> </text:span><text:a xlink:type="simple" xlink:href="https://no.match.com/search/process_result.php?search_type=spidering_search&amp;search_movie[]=9" text:style-name="Internet_20_link" text:visited-style-name="Visited_20_Internet_20_Link">komedie</text:a><text:a xlink:type="simple" xlink:href="https://no.match.com/search/process_result.php?search_type=spidering_search&amp;search_movie[]=15" text:style-name="Internet_20_link" text:visited-style-name="Visited_20_Internet_20_Link">romantisk komedie</text:a><text:span text:style-name="T8"> </text:span><text:a xlink:type="simple" xlink:href="https://no.match.com/search/process_result.php?search_type=spidering_search&amp;search_movie[]=17" text:style-name="Internet_20_link" text:visited-style-name="Visited_20_Internet_20_Link"><text:span text:style-name="T7">politidrama</text:span></text:a></text:p>
      <text:p text:style-name="Standard"/>
      <text:h text:style-name="P3" text:outline-level="1">HVA JEG SER ETTER</text:h>
      <text:p text:style-name="P7">ALDER:</text:p>
      <text:p text:style-name="P22"> </text:p>
      <text:p text:style-name="P11">fra 32 til 52 år</text:p>
      <text:p text:style-name="P7">HØYDE:</text:p>
      <text:p text:style-name="P22"> </text:p>
      <text:p text:style-name="P11">fra 150 til 190 cm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 Condensed" svg:font-family="'Open Sans Condensed', helvetica, arial, sans-serif"/>
    <style:font-face style:name="Open Sans" svg:font-family="'Open Sans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1T10:14:37.806998000</meta:creation-date>
    <dc:date>2017-07-01T10:24:16.401146000</dc:date>
    <meta:editing-duration>PT9M55S</meta:editing-duration>
    <meta:editing-cycles>2</meta:editing-cycles>
    <meta:generator>LibreOffice/4.4.1.2$MacOSX_X86_64 LibreOffice_project/45e2de17089c24a1fa810c8f975a7171ba4cd432</meta:generator>
    <meta:document-statistic meta:table-count="0" meta:image-count="1" meta:object-count="0" meta:page-count="3" meta:paragraph-count="78" meta:word-count="178" meta:character-count="1208" meta:non-whitespace-character-count="1073"/>
  </office:meta>
</office:document-meta>
</file>